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18928B51C7968037C0D.png" manifest:media-type="image/png"/>
  <manifest:file-entry manifest:full-path="Pictures/100002010000054F0000015A7C098112AF4F1C38.png" manifest:media-type="image/png"/>
  <manifest:file-entry manifest:full-path="Pictures/100002010000055600000123DEA6D3AB68F958F3.png" manifest:media-type="image/png"/>
  <manifest:file-entry manifest:full-path="Pictures/100002010000054F000001AE4AF65B64CB0B0D22.png" manifest:media-type="image/png"/>
  <manifest:file-entry manifest:full-path="Pictures/10000201000005550000014ED7B62A451A1F85D8.png" manifest:media-type="image/png"/>
  <manifest:file-entry manifest:full-path="Pictures/100002010000055500000140A4CB58778FEE8B16.png" manifest:media-type="image/png"/>
  <manifest:file-entry manifest:full-path="Pictures/100002010000055500000117D1DE48212FB5F50A.png" manifest:media-type="image/png"/>
  <manifest:file-entry manifest:full-path="Pictures/1000020100000555000000E03278569E993B0A56.png" manifest:media-type="image/png"/>
  <manifest:file-entry manifest:full-path="Pictures/1000020100000556000001248CB9CAD1B1903DDB.png" manifest:media-type="image/png"/>
  <manifest:file-entry manifest:full-path="Pictures/100002010000054F00000146D50CEC52F72AAE9C.png" manifest:media-type="image/png"/>
  <manifest:file-entry manifest:full-path="Pictures/1000020100000556000000C635CBCD41FCA91A14.png" manifest:media-type="image/png"/>
  <manifest:file-entry manifest:full-path="Pictures/10000201000005500000024F467E3656363B9990.png" manifest:media-type="image/png"/>
  <manifest:file-entry manifest:full-path="Pictures/1000020100000555000000F6A948B80C83905A5B.png" manifest:media-type="image/png"/>
  <manifest:file-entry manifest:full-path="Pictures/100002010000054F00000188B673995FA79134F2.png" manifest:media-type="image/png"/>
  <manifest:file-entry manifest:full-path="Pictures/10000201000005500000023702D8F23A570737C6.png" manifest:media-type="image/png"/>
  <manifest:file-entry manifest:full-path="Pictures/1000020100000555000000FD86EC9B76AB946455.png" manifest:media-type="image/png"/>
  <manifest:file-entry manifest:full-path="Pictures/1000020100000549000002951C411F2BB32E197F.png" manifest:media-type="image/png"/>
  <manifest:file-entry manifest:full-path="Pictures/100002010000054F0000018859FA976408940C0F.png" manifest:media-type="image/png"/>
  <manifest:file-entry manifest:full-path="Pictures/1000020100000556000001DE46DDDC42A1831B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2d7" officeooo:paragraph-rsid="0013a2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,,LOAD BALANCER, SSH WITH SESSION MANAGER, EC2 USER DATA SCRIPTS</text:p>
      <text:p text:style-name="P1"/>
      <text:p text:style-name="P1"><draw:frame draw:style-name="fr1" draw:name="Image1" text:anchor-type="paragraph" svg:width="17cm" svg:height="4.327cm" draw:z-index="0"><draw:image xlink:href="Pictures/100002010000054F0000015A7C098112AF4F1C38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3.62cm" draw:z-index="1"><draw:image xlink:href="Pictures/100002010000055600000123DEA6D3AB68F958F3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4.893cm" draw:z-index="2"><draw:image xlink:href="Pictures/10000201000005550000018928B51C7968037C0D.png" xlink:type="simple" xlink:show="embed" xlink:actuate="onLoad" loext:mime-type="image/png"/></draw:frame></text:p>
      <text:p text:style-name="P1"><draw:frame draw:style-name="fr1" draw:name="Image4" text:anchor-type="paragraph" svg:width="17cm" svg:height="5.378cm" draw:z-index="3"><draw:image xlink:href="Pictures/100002010000054F000001AE4AF65B64CB0B0D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width="17cm" svg:height="3.985cm" draw:z-index="4"><draw:image xlink:href="Pictures/100002010000055500000140A4CB58778FEE8B16.png" xlink:type="simple" xlink:show="embed" xlink:actuate="onLoad" loext:mime-type="image/png"/></draw:frame></text:p>
      <text:p text:style-name="P1"><draw:frame draw:style-name="fr1" draw:name="Image6" text:anchor-type="paragraph" svg:width="17cm" svg:height="2.789cm" draw:z-index="5"><draw:image xlink:href="Pictures/1000020100000555000000E03278569E993B0A56.png" xlink:type="simple" xlink:show="embed" xlink:actuate="onLoad" loext:mime-type="image/png"/></draw:frame></text:p>
      <text:p text:style-name="P1"><draw:frame draw:style-name="fr1" draw:name="Image7" text:anchor-type="paragraph" svg:width="17cm" svg:height="3.473cm" draw:z-index="6"><draw:image xlink:href="Pictures/100002010000055500000117D1DE48212FB5F50A.png" xlink:type="simple" xlink:show="embed" xlink:actuate="onLoad" loext:mime-type="image/png"/></draw:frame></text:p>
      <text:p text:style-name="P1"><draw:frame draw:style-name="fr1" draw:name="Image8" text:anchor-type="paragraph" svg:width="17cm" svg:height="3.632cm" draw:z-index="7"><draw:image xlink:href="Pictures/1000020100000556000001248CB9CAD1B1903DDB.png" xlink:type="simple" xlink:show="embed" xlink:actuate="onLoad" loext:mime-type="image/png"/></draw:frame></text:p>
      <text:p text:style-name="P1"><draw:frame draw:style-name="fr1" draw:name="Image9" text:anchor-type="paragraph" svg:width="17cm" svg:height="4.159cm" draw:z-index="8"><draw:image xlink:href="Pictures/10000201000005550000014ED7B62A451A1F85D8.png" xlink:type="simple" xlink:show="embed" xlink:actuate="onLoad" loext:mime-type="image/png"/></draw:frame></text:p>
      <text:p text:style-name="P1"><draw:frame draw:style-name="fr1" draw:name="Image10" text:anchor-type="paragraph" svg:width="17cm" svg:height="4.076cm" draw:z-index="9"><draw:image xlink:href="Pictures/100002010000054F00000146D50CEC52F72AAE9C.png" xlink:type="simple" xlink:show="embed" xlink:actuate="onLoad" loext:mime-type="image/png"/></draw:frame></text:p>
      <text:p text:style-name="P1"><text:soft-page-break/></text:p>
      <text:p text:style-name="P1"><draw:frame draw:style-name="fr1" draw:name="Image11" text:anchor-type="paragraph" svg:width="17cm" svg:height="2.462cm" draw:z-index="10"><draw:image xlink:href="Pictures/1000020100000556000000C635CBCD41FCA91A14.png" xlink:type="simple" xlink:show="embed" xlink:actuate="onLoad" loext:mime-type="image/png"/></draw:frame></text:p>
      <text:p text:style-name="P1"><draw:frame draw:style-name="fr1" draw:name="Image12" text:anchor-type="paragraph" svg:width="17cm" svg:height="7.387cm" draw:z-index="11"><draw:image xlink:href="Pictures/10000201000005500000024F467E3656363B9990.png" xlink:type="simple" xlink:show="embed" xlink:actuate="onLoad" loext:mime-type="image/png"/></draw:frame></text:p>
      <text:p text:style-name="P1"><draw:frame draw:style-name="fr1" draw:name="Image13" text:anchor-type="paragraph" svg:width="17cm" svg:height="3.062cm" draw:z-index="12"><draw:image xlink:href="Pictures/1000020100000555000000F6A948B80C83905A5B.png" xlink:type="simple" xlink:show="embed" xlink:actuate="onLoad" loext:mime-type="image/png"/></draw:frame></text:p>
      <text:p text:style-name="P1"/>
      <text:p text:style-name="P1"><draw:frame draw:style-name="fr1" draw:name="Image14" text:anchor-type="paragraph" svg:width="17cm" svg:height="4.904cm" draw:z-index="13"><draw:image xlink:href="Pictures/100002010000054F00000188B673995FA79134F2.png" xlink:type="simple" xlink:show="embed" xlink:actuate="onLoad" loext:mime-type="image/png"/></draw:frame></text:p>
      <text:p text:style-name="P1"><draw:frame draw:style-name="fr2" draw:name="Image15" text:anchor-type="paragraph" svg:width="17cm" svg:height="7.087cm" draw:z-index="14"><draw:image xlink:href="Pictures/10000201000005500000023702D8F23A570737C6.png" xlink:type="simple" xlink:show="embed" xlink:actuate="onLoad" loext:mime-type="image/png"/></draw:frame><text:soft-page-break/></text:p>
      <text:p text:style-name="P1"><draw:frame draw:style-name="fr1" draw:name="Image16" text:anchor-type="paragraph" svg:width="17cm" svg:height="3.15cm" draw:z-index="15"><draw:image xlink:href="Pictures/1000020100000555000000FD86EC9B76AB946455.png" xlink:type="simple" xlink:show="embed" xlink:actuate="onLoad" loext:mime-type="image/png"/></draw:frame></text:p>
      <text:p text:style-name="P1"><draw:frame draw:style-name="fr1" draw:name="Image17" text:anchor-type="paragraph" svg:width="17cm" svg:height="8.304cm" draw:z-index="16"><draw:image xlink:href="Pictures/1000020100000549000002951C411F2BB32E197F.png" xlink:type="simple" xlink:show="embed" xlink:actuate="onLoad" loext:mime-type="image/png"/></draw:frame></text:p>
      <text:p text:style-name="P1"><draw:frame draw:style-name="fr1" draw:name="Image18" text:anchor-type="paragraph" svg:width="17cm" svg:height="4.904cm" draw:z-index="17"><draw:image xlink:href="Pictures/100002010000054F0000018859FA976408940C0F.png" xlink:type="simple" xlink:show="embed" xlink:actuate="onLoad" loext:mime-type="image/png"/></draw:frame></text:p>
      <text:p text:style-name="P1"><text:soft-page-break/></text:p>
      <text:p text:style-name="P1"><draw:frame draw:style-name="fr1" draw:name="Image19" text:anchor-type="paragraph" svg:width="17cm" svg:height="5.948cm" draw:z-index="18"><draw:image xlink:href="Pictures/1000020100000556000001DE46DDDC42A1831B8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7:58:17.664000000</meta:creation-date>
    <dc:date>2022-09-10T20:02:29.430000000</dc:date>
    <meta:editing-duration>PT6M39S</meta:editing-duration>
    <meta:editing-cycles>1</meta:editing-cycles>
    <meta:document-statistic meta:table-count="0" meta:image-count="19" meta:object-count="0" meta:page-count="5" meta:paragraph-count="1" meta:word-count="10" meta:character-count="67" meta:non-whitespace-character-count="58"/>
    <meta:generator>Neat_Office/6.2.8.2$Windows_x86 LibreOffice_project/</meta:generator>
  </office:meta>
</office:document-meta>
</file>